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6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Separador" style:data-style-name="N168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1" style:family="table-cell" style:parent-style-name="Separador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Heading" style:data-style-name="N168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68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9"/>
        <table:table-column table:style-name="co4" table:default-cell-style-name="ce39"/>
        <table:table-column table:style-name="co5" table:default-cell-style-name="ce43"/>
        <table:table-column table:style-name="co6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43"/>
        <table:table-column table:style-name="co10" table:number-columns-repeated="55" table:default-cell-style-name="ce53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33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13269 - mens. 07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8-29" calcext:value-type="date">
            <text:p>29/08/2025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13283 - mens. 08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9-19" calcext:value-type="date">
            <text:p>19/09/2025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NF 13297 - mens. 09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10-30" calcext:value-type="date">
            <text:p>30/10/2025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NF 13311 - mens. 10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12-09" calcext:value-type="date">
            <text:p>09/12/2025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1-30" calcext:value-type="date">
            <text:p>30/11/2025</text:p>
          </table:table-cell>
          <table:table-cell table:style-name="ce34" office:value-type="string" calcext:value-type="string">
            <text:p>NF 13325 - mens. 11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6-01-06" calcext:value-type="date">
            <text:p>06/01/2026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2-31" calcext:value-type="date">
            <text:p>31/12/2025</text:p>
          </table:table-cell>
          <table:table-cell table:style-name="ce34" office:value-type="string" calcext:value-type="string">
            <text:p>NF 13339 - mens. 12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6-01-26" calcext:value-type="date">
            <text:p>26/01/2026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6-01-31" calcext:value-type="date">
            <text:p>31/01/2026</text:p>
          </table:table-cell>
          <table:table-cell table:style-name="ce34" office:value-type="string" calcext:value-type="string">
            <text:p>NF 13353 - mens. 01/2026</text:p>
          </table:table-cell>
          <table:table-cell table:style-name="ce38" office:value-type="float" office:value="730" calcext:value-type="float">
            <text:p>73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30" calcext:value-type="float">
            <text:p>730,00</text:p>
          </table:table-cell>
          <table:table-cell table:style-name="ce29" office:value-type="date" office:date-value="2026-02-19" calcext:value-type="date">
            <text:p>19/02/2026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6-02-28" calcext:value-type="date">
            <text:p>28/02/2026</text:p>
          </table:table-cell>
          <table:table-cell table:style-name="ce34" office:value-type="string" calcext:value-type="string">
            <text:p>NF 13367 - mens. 02/2026</text:p>
          </table:table-cell>
          <table:table-cell table:style-name="ce38" office:value-type="float" office:value="730" calcext:value-type="float">
            <text:p>730,00</text:p>
          </table:table-cell>
          <table:table-cell table:style-name="ce41"/>
          <table:table-cell table:style-name="ce42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9"/>
          <table:table-cell table:style-name="ce47" table:formula="of:=[.C9]-[.F9]" office:value-type="float" office:value="730" calcext:value-type="float">
            <text:p>730,00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4" office:value-type="string" calcext:value-type="string">
            <text:p>TOTAL</text:p>
          </table:table-cell>
          <table:table-cell table:style-name="ce48" table:formula="of:=SUM([.H2:.H9])" office:value-type="float" office:value="730" calcext:value-type="float">
            <text:p>730,00</text:p>
          </table:table-cell>
          <table:table-cell table:style-name="ce51"/>
          <table:table-cell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5"/>
          <table:table-cell table:style-name="ce49"/>
          <table:table-cell table:style-name="ce52"/>
          <table:table-cell table:number-columns-repeated="55"/>
        </table:table-row>
        <table:table-row table:style-name="ro3">
          <table:table-cell table:style-name="ce31"/>
          <table:table-cell table:number-columns-repeated="63"/>
        </table:table-row>
        <table:table-row table:style-name="ro3" table:number-rows-repeated="3196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</number:text>
      <number:number number:decimal-places="0" number:min-decimal-places="0" number:min-integer-digits="1" number:grouping="true"/>
    </number:number-style>
    <number:number-style style:name="N12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minutes number:style="long"/>
      <number:text>:</number:text>
      <number:seconds number:style="long"/>
    </number:time-style>
    <number:number-style style:name="N13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4">
      <number:text>(</number:text>
      <number:currency-symbol/>
      <number:text>\,)</number:text>
      <style:map style:condition="value()&gt;=0" style:apply-style-name="N134P0"/>
    </number:currency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percentage-style style:name="N137">
      <number:number number:decimal-places="1" number:min-decimal-places="1" number:min-integer-digits="1"/>
      <number:text>%</number:text>
    </number:percentage-style>
    <number:date-style style:name="N138"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3P0" style:volatile="true">
      <number:number number:min-integer-digits="1"/>
    </number:number-style>
    <number:number-style style:name="N143P1" style:volatile="true">
      <number:number number:min-integer-digits="1"/>
    </number:number-style>
    <number:number-style style:name="N143">
      <number:text>- DM""""""""""""""""""""""""""""""""""""""""""""""""""</number:text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">
      <number:text>- 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""""""""""""""""""""""""""""""""""</number:text>
    </number:number-style>
    <number:number-style style:name="N153P1" style:volatile="true">
      <number:text>R$(""""""""""""""""""""""""""""""""""""""""""""""""""</number:text>
    </number:number-style>
    <number:number-style style:name="N153">
      <number:text>R$-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0" number:min-decimal-places="0" number:min-integer-digits="0"/>
      <number:text>"</number:text>
    </number:number-style>
    <number:currency-style style:name="N15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5P0"/>
    </number:currency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decimal-places="0" number:min-integer-digits="1" number:grouping="true"/>
    </number:number-style>
    <number:number-style style:name="N16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6">
      <number:text>-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8">
      <number:text>-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""""""""""""""""""""""""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29.233697083">00:00:00</text:time></text:span><text:span text:style-name="MT2"><text:s/></text:span></text:p>
        </style:region-center>
        <style:region-right>
          <text:p><text:span text:style-name="MT3">Big Farm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Big Farma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29.23731447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3-02T11:12:29.552657366</dc:date>
    <dc:language>pt-PT</dc:language>
    <meta:editing-cycles>675</meta:editing-cycles>
    <meta:editing-duration>P3DT15H21M12S</meta:editing-duration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